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€ %s - Simul. %s)**' % (element.weight, element.pipe_material_id.last_price or '?', simulated_unit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' if (element.is_pipe or fabric_text) or total == simulated_unit else '%.5f' % simulated_unit&gt;</text:placeholder></text:span><text:span text:style-name="T43"> 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46:39.453929113</dc:date>
    <meta:editing-duration>P7DT21H7M30S</meta:editing-duration>
    <meta:editing-cycles>887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